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6.1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608cm" fo:min-width="9.152cm"/>
    </style:style>
    <style:style style:name="gr3" style:family="graphic" style:parent-style-name="objectwithoutfill">
      <style:graphic-properties svg:stroke-color="#004586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3.68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6.1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862cm" fo:min-width="9.834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655cm"/>
    </style:style>
    <style:style style:name="gr10" style:family="graphic" style:parent-style-name="standard">
      <style:graphic-properties draw:stroke="none" svg:stroke-color="#000000" draw:fill="none" draw:fill-color="#ffffff" fo:min-height="2.67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04cm" svg:height="2.54cm" svg:x="1.254cm" svg:y="1.508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6.858cm" svg:x="10.652cm" svg:y="1.6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52cm" svg:y1="4.048cm" svg:x2="20.304cm" svg:y2="4.048cm">
          <text:p/>
        </draw:line>
        <draw:frame draw:style-name="gr4" draw:text-style-name="P4" draw:layer="layout" svg:width="5.588cm" svg:height="1.397cm" svg:x="13.543cm" svg:y="2.284cm">
          <draw:text-box>
            <text:p>Polynomial</text:p>
          </draw:text-box>
        </draw:frame>
        <draw:frame draw:style-name="gr5" draw:text-style-name="P4" draw:layer="layout" svg:width="9.332cm" svg:height="3.937cm" svg:x="10.721cm" svg:y="4.349cm">
          <draw:text-box>
            <text:p>+ str(): std::string</text:p>
            <text:p>+ operator+(other: Polynomial):</text:p>
            <text:p><text:tab/>Polynomial</text:p>
            <text:p>+ parse(input: std::string): void</text:p>
            <text:p>+ insert_term(term: Term): void</text:p>
          </draw:text-box>
        </draw:frame>
        <draw:custom-shape draw:style-name="gr6" draw:text-style-name="P2" draw:layer="layout" svg:width="6.604cm" svg:height="2.794cm" svg:x="1.254cm" svg:y="5.699cm">
          <text:p text:style-name="P1">std::list&lt;Term&gt;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334cm" svg:height="7.112cm" svg:x="1.207cm" svg:y="10.9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207cm" svg:y1="12.942cm" svg:x2="11.541cm" svg:y2="12.938cm">
          <text:p/>
        </draw:line>
        <draw:frame draw:style-name="gr8" draw:text-style-name="P4" draw:layer="layout" svg:width="2.794cm" svg:height="1.016cm" svg:x="4.255cm" svg:y="11.545cm">
          <draw:text-box>
            <text:p>Term</text:p>
          </draw:text-box>
        </draw:frame>
        <draw:frame draw:style-name="gr9" draw:text-style-name="P4" draw:layer="layout" svg:width="8.382cm" svg:height="1.905cm" svg:x="1.381cm" svg:y="13.192cm">
          <draw:text-box>
            <text:p>- coefficient</text:p>
            <text:p>- exponent</text:p>
          </draw:text-box>
        </draw:frame>
        <draw:line draw:style-name="gr3" draw:text-style-name="P3" draw:layer="layout" svg:x1="1.254cm" svg:y1="14.843cm" svg:x2="11.414cm" svg:y2="14.843cm">
          <text:p/>
        </draw:line>
        <draw:frame draw:style-name="gr10" draw:text-style-name="P4" draw:layer="layout" svg:width="10.033cm" svg:height="3.095cm" svg:x="1.381cm" svg:y="14.97cm">
          <draw:text-box>
            <text:p>+ Term(coef: int, exp: int): (ctor)</text:p>
            <text:p>+ operator&lt; (other: Term): bool</text:p>
            <text:p>+ operator&gt; (other: Term): bool</text:p>
            <text:p>+ str(): std::string</text:p>
          </draw:text-box>
        </draw:frame>
        <draw:line draw:style-name="gr11" draw:text-style-name="P3" draw:layer="layout" svg:x1="7.858cm" svg:y1="2.778cm" svg:x2="10.652cm" svg:y2="2.778cm">
          <text:p/>
        </draw:line>
        <draw:line draw:style-name="gr11" draw:text-style-name="P3" draw:layer="layout" svg:x1="7.858cm" svg:y1="7.096cm" svg:x2="10.652cm" svg:y2="7.096cm">
          <text:p/>
        </draw:line>
        <draw:line draw:style-name="gr11" draw:text-style-name="P3" draw:layer="layout" svg:x1="2.905cm" svg:y1="8.493cm" svg:x2="2.905cm" svg:y2="10.906cm">
          <text:p/>
        </draw:line>
        <draw:frame draw:style-name="gr12" draw:text-style-name="P4" draw:layer="layout" svg:width="0.889cm" svg:height="0.962cm" svg:x="9.963cm" svg:y="1.889cm">
          <draw:text-box>
            <text:p>2</text:p>
          </draw:text-box>
        </draw:frame>
        <draw:frame draw:style-name="gr8" draw:text-style-name="P4" draw:layer="layout" svg:width="0.762cm" svg:height="1.016cm" svg:x="7.785cm" svg:y="6.234cm">
          <draw:text-box>
            <text:p>1</text:p>
          </draw:text-box>
        </draw:frame>
        <draw:frame draw:style-name="gr13" draw:text-style-name="P4" draw:layer="layout" svg:width="1.651cm" svg:height="1.673cm" svg:x="2.905cm" svg:y="10.017cm">
          <draw:text-box>
            <text:p>0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3:52:07.877000000</meta:creation-date>
    <dc:date>2015-10-05T14:37:05.977000000</dc:date>
    <meta:editing-duration>PT29M25S</meta:editing-duration>
    <meta:editing-cycles>2</meta:editing-cycles>
    <meta:generator>LibreOffice/5.0.2.2$Windows_x86 LibreOffice_project/37b43f919e4de5eeaca9b9755ed688758a8251fe</meta:generator>
    <meta:document-statistic meta:object-count="18"/>
  </office:meta>
</office:document-meta>
</file>